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033672519311553224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252711090867141552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2 miles</text:p>
      <text:p text:style-name="P18">I did the same run as yesterday. Splits: 11:15 and 10: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3T08:25:41.66</dc:date>
    <dc:creator>James Lombardi</dc:creator>
    <meta:editing-duration>PT21H40M31S</meta:editing-duration>
    <meta:editing-cycles>131</meta:editing-cycles>
    <meta:generator>OpenOffice/4.1.2$Win32 OpenOffice.org_project/412m3$Build-9782</meta:generator>
    <meta:document-statistic meta:table-count="0" meta:image-count="0" meta:object-count="0" meta:page-count="10" meta:paragraph-count="178" meta:word-count="3425" meta:character-count="17338"/>
  </office:meta>
</office:document-meta>
</file>